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316:Sheet1.AMJ32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5:54:19.704334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15:55:53.680722565</dc:date>
    <meta:generator>LibreOffice/5.3.3.2$Linux_X86_64 LibreOffice_project/30m0$Build-2</meta:generator>
    <meta:editing-duration>PT22M21S</meta:editing-duration>
    <meta:editing-cycles>77</meta:editing-cycles>
    <meta:document-statistic meta:table-count="1" meta:cell-count="2043" meta:object-count="0"/>
  </office:meta>
</office:document-meta>
</file>